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enlo" svg:font-family="Menlo, Monaco, Consolas, 'Courier New', monospace"/>
    <style:font-face style:name="Oxygen" svg:font-family="Oxygen, sans-serif"/>
    <style:font-face style:name="apple-system" svg:font-family="apple-system, BlinkMacSystemFont, 'Segoe UI', 'Noto Sans', Helvetica, Arial, sans-serif, 'Apple Color Emoji', 'Segoe UI Emoji'"/>
    <style:font-face style:name="monospace" svg:font-family="monospace"/>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style:writing-mode="lr-tb"/>
      <style:text-properties fo:color="#000000" fo:font-weight="bold" fo:background-color="transparent" style:font-weight-asian="bold" style:font-weight-complex="bold"/>
    </style:style>
    <style:style style:name="P2" style:family="paragraph" style:parent-style-name="Preformatted_20_Text">
      <style:paragraph-properties style:writing-mode="lr-tb"/>
      <style:text-properties fo:color="#000000" fo:font-weight="bold" officeooo:rsid="004ed9cd" officeooo:paragraph-rsid="004ed9cd" fo:background-color="#ffff00" style:font-weight-asian="bold" style:font-weight-complex="bold"/>
    </style:style>
    <style:style style:name="P3" style:family="paragraph" style:parent-style-name="Preformatted_20_Text">
      <style:paragraph-properties style:writing-mode="lr-tb"/>
      <style:text-properties fo:color="#000000" fo:background-color="transparent"/>
    </style:style>
    <style:style style:name="P4" style:family="paragraph" style:parent-style-name="Preformatted_20_Text">
      <style:paragraph-properties style:writing-mode="lr-tb"/>
      <style:text-properties fo:color="#808080" fo:font-weight="normal" officeooo:rsid="003907b7" officeooo:paragraph-rsid="003907b7" fo:background-color="#ffff00" style:font-weight-asian="normal" style:font-weight-complex="normal"/>
    </style:style>
    <style:style style:name="P5" style:family="paragraph" style:parent-style-name="Standard">
      <style:paragraph-properties style:writing-mode="lr-tb"/>
    </style:style>
    <style:style style:name="P6" style:family="paragraph" style:parent-style-name="Standard">
      <style:paragraph-properties style:writing-mode="lr-tb"/>
      <style:text-properties fo:color="#808080" fo:font-weight="normal" officeooo:paragraph-rsid="00358605" fo:background-color="#ffff00" style:font-weight-asian="normal" style:font-weight-complex="normal"/>
    </style:style>
    <style:style style:name="P7" style:family="paragraph" style:parent-style-name="Standard">
      <style:paragraph-properties style:writing-mode="lr-tb"/>
      <style:text-properties fo:color="#808080" fo:font-weight="normal" officeooo:rsid="003907b7" officeooo:paragraph-rsid="003907b7" fo:background-color="#ffff00" style:font-weight-asian="normal" style:font-weight-complex="normal"/>
    </style:style>
    <style:style style:name="P8" style:family="paragraph" style:parent-style-name="Standard">
      <style:paragraph-properties style:writing-mode="lr-tb"/>
      <style:text-properties fo:color="#808080" fo:font-weight="normal" officeooo:rsid="003907b7" officeooo:paragraph-rsid="003b6e59" fo:background-color="#ffff00" style:font-weight-asian="normal" style:font-weight-complex="normal"/>
    </style:style>
    <style:style style:name="P9" style:family="paragraph" style:parent-style-name="Standard">
      <style:paragraph-properties style:writing-mode="lr-tb"/>
      <style:text-properties fo:color="#808080" style:font-name="monospace" fo:font-weight="bold" officeooo:rsid="001b2acd" fo:background-color="#ffff00" style:font-weight-asian="bold" style:font-weight-complex="bold"/>
    </style:style>
    <style:style style:name="P10" style:family="paragraph" style:parent-style-name="Standard">
      <style:paragraph-properties style:writing-mode="lr-tb"/>
      <style:text-properties fo:color="#000000" fo:font-weight="bold" fo:background-color="#ffff00" style:font-weight-asian="bold" style:font-weight-complex="bold"/>
    </style:style>
    <style:style style:name="P11" style:family="paragraph" style:parent-style-name="Standard">
      <style:paragraph-properties style:writing-mode="lr-tb"/>
      <style:text-properties fo:color="#000000" fo:font-weight="bold" fo:background-color="transparent" style:font-weight-asian="bold" style:font-weight-complex="bold"/>
    </style:style>
    <style:style style:name="P12" style:family="paragraph" style:parent-style-name="Standard">
      <style:paragraph-properties style:writing-mode="lr-tb"/>
      <style:text-properties fo:color="#000000" style:font-name="monospace" fo:font-weight="bold" officeooo:rsid="00575874" officeooo:paragraph-rsid="00575874" fo:background-color="transparent" style:font-weight-asian="bold" style:font-weight-complex="bold"/>
    </style:style>
    <style:style style:name="P13" style:family="paragraph" style:parent-style-name="Standard">
      <style:paragraph-properties style:writing-mode="lr-tb"/>
      <style:text-properties fo:color="#000000" style:font-name="monospace" fo:font-weight="bold" officeooo:rsid="001b2acd" fo:background-color="transparent" style:font-weight-asian="bold" style:font-weight-complex="bold"/>
    </style:style>
    <style:style style:name="P14" style:family="paragraph" style:parent-style-name="Standard">
      <style:paragraph-properties style:writing-mode="lr-tb"/>
      <style:text-properties fo:color="#000000" style:font-name="monospace" fo:font-weight="bold" officeooo:rsid="001b2acd" officeooo:paragraph-rsid="0048b87e" fo:background-color="transparent" style:font-weight-asian="bold" style:font-weight-complex="bold"/>
    </style:style>
    <style:style style:name="P15" style:family="paragraph" style:parent-style-name="Standard">
      <style:paragraph-properties style:writing-mode="lr-tb"/>
      <style:text-properties fo:color="#000000" style:font-name="monospace" fo:font-weight="bold" officeooo:rsid="003907b7" officeooo:paragraph-rsid="003907b7" fo:background-color="transparent" style:font-weight-asian="bold" style:font-weight-complex="bold"/>
    </style:style>
    <style:style style:name="P16" style:family="paragraph" style:parent-style-name="Standard">
      <style:paragraph-properties style:writing-mode="lr-tb"/>
      <style:text-properties fo:color="#000000" style:font-name="monospace" fo:font-weight="bold" officeooo:rsid="001b2acd" fo:background-color="#ffff00" style:font-weight-asian="bold" style:font-weight-complex="bold"/>
    </style:style>
    <style:style style:name="P17" style:family="paragraph" style:parent-style-name="Standard">
      <style:paragraph-properties style:writing-mode="lr-tb"/>
      <style:text-properties fo:color="#000000" style:font-name="monospace" fo:font-weight="bold" officeooo:rsid="004ed9cd" officeooo:paragraph-rsid="004ed9cd" fo:background-color="#ffff00" style:font-weight-asian="bold" style:font-weight-complex="bold"/>
    </style:style>
    <style:style style:name="P18" style:family="paragraph" style:parent-style-name="Standard">
      <style:paragraph-properties style:writing-mode="lr-tb"/>
      <style:text-properties fo:color="#000000" style:font-name="monospace" fo:font-weight="bold" officeooo:rsid="005a4d21" officeooo:paragraph-rsid="005a4d21" fo:background-color="#ffff00" style:font-weight-asian="bold" style:font-weight-complex="bold"/>
    </style:style>
    <style:style style:name="P19" style:family="paragraph" style:parent-style-name="Standard">
      <style:paragraph-properties style:writing-mode="lr-tb"/>
      <style:text-properties fo:color="#000000" style:font-name="monospace" fo:font-weight="bold" officeooo:rsid="00575874" officeooo:paragraph-rsid="00575874" fo:background-color="#ffbf00" style:font-weight-asian="bold" style:font-weight-complex="bold"/>
    </style:style>
    <style:style style:name="P20" style:family="paragraph" style:parent-style-name="Standard">
      <style:paragraph-properties style:writing-mode="lr-tb"/>
      <style:text-properties fo:color="#000000" style:font-name="monospace" fo:font-weight="bold" officeooo:rsid="003907b7" officeooo:paragraph-rsid="003907b7" fo:background-color="#ffbf00" style:font-weight-asian="bold" style:font-weight-complex="bold"/>
    </style:style>
    <style:style style:name="P21" style:family="paragraph" style:parent-style-name="Standard">
      <style:paragraph-properties style:writing-mode="lr-tb"/>
      <style:text-properties fo:color="#000000" style:font-name="monospace" fo:font-weight="normal" officeooo:rsid="001b2acd" fo:background-color="transparent" style:font-weight-asian="normal" style:font-weight-complex="normal"/>
    </style:style>
    <style:style style:name="P22" style:family="paragraph" style:parent-style-name="Standard">
      <style:paragraph-properties style:writing-mode="lr-tb"/>
      <style:text-properties fo:color="#000000" style:font-name="monospace" fo:font-weight="normal" officeooo:rsid="001b2acd" officeooo:paragraph-rsid="00214b3a" fo:background-color="transparent" style:font-weight-asian="normal" style:font-weight-complex="normal"/>
    </style:style>
    <style:style style:name="P23" style:family="paragraph" style:parent-style-name="Standard">
      <style:paragraph-properties style:writing-mode="lr-tb"/>
      <style:text-properties fo:color="#000000" style:font-name="monospace" fo:font-weight="normal" officeooo:rsid="00358605" officeooo:paragraph-rsid="00358605" fo:background-color="transparent" style:font-weight-asian="normal" style:font-weight-complex="normal"/>
    </style:style>
    <style:style style:name="P24" style:family="paragraph" style:parent-style-name="Standard">
      <style:paragraph-properties style:writing-mode="lr-tb"/>
      <style:text-properties fo:color="#000000" style:font-name="monospace" fo:font-weight="normal" officeooo:rsid="00522ef0" officeooo:paragraph-rsid="0052f00d" fo:background-color="transparent" style:font-weight-asian="normal" style:font-weight-complex="normal"/>
    </style:style>
    <style:style style:name="P25" style:family="paragraph" style:parent-style-name="Standard">
      <style:paragraph-properties style:writing-mode="lr-tb"/>
      <style:text-properties fo:color="#000000" style:font-name="monospace" fo:font-weight="normal" officeooo:rsid="005094f5" officeooo:paragraph-rsid="005094f5" fo:background-color="transparent" style:font-weight-asian="normal" style:font-weight-complex="normal"/>
    </style:style>
    <style:style style:name="P26" style:family="paragraph" style:parent-style-name="Standard">
      <style:paragraph-properties style:writing-mode="lr-tb"/>
      <style:text-properties fo:color="#000000" style:font-name="monospace" fo:font-weight="normal" officeooo:rsid="001b2acd" fo:background-color="#ffff00" style:font-weight-asian="normal" style:font-weight-complex="normal"/>
    </style:style>
    <style:style style:name="P27" style:family="paragraph" style:parent-style-name="Standard">
      <style:paragraph-properties style:writing-mode="lr-tb"/>
      <style:text-properties fo:color="#000000" style:font-name="monospace" fo:font-weight="normal" officeooo:rsid="00522ef0" officeooo:paragraph-rsid="00522ef0" fo:background-color="#ffff00" style:font-weight-asian="normal" style:font-weight-complex="normal"/>
    </style:style>
    <style:style style:name="P28" style:family="paragraph" style:parent-style-name="Standard">
      <style:paragraph-properties style:writing-mode="lr-tb"/>
      <style:text-properties fo:color="#000000" style:font-name="monospace" fo:font-weight="normal" officeooo:rsid="005094f5" officeooo:paragraph-rsid="005094f5" fo:background-color="#81d41a" style:font-weight-asian="normal" style:font-weight-complex="normal"/>
    </style:style>
    <style:style style:name="P29" style:family="paragraph" style:parent-style-name="Standard">
      <style:paragraph-properties style:writing-mode="lr-tb"/>
      <style:text-properties fo:color="#000000" style:font-name="monospace" fo:font-size="8pt" fo:font-weight="normal" officeooo:rsid="001b2acd" fo:background-color="transparent" style:font-size-asian="8pt" style:font-weight-asian="normal" style:font-size-complex="8pt" style:font-weight-complex="normal"/>
    </style:style>
    <style:style style:name="P30" style:family="paragraph" style:parent-style-name="Standard">
      <style:paragraph-properties style:writing-mode="lr-tb"/>
      <style:text-properties fo:color="#000000" style:font-name="monospace" officeooo:rsid="001b2acd" fo:background-color="transparent"/>
    </style:style>
    <style:style style:name="P31" style:family="paragraph" style:parent-style-name="Standard">
      <style:paragraph-properties style:writing-mode="lr-tb"/>
      <style:text-properties fo:color="#000000" style:font-name="monospace" officeooo:rsid="005b34b5" officeooo:paragraph-rsid="005b34b5" fo:background-color="transparent"/>
    </style:style>
    <style:style style:name="P32" style:family="paragraph" style:parent-style-name="Standard">
      <style:paragraph-properties style:writing-mode="lr-tb"/>
      <style:text-properties fo:color="#000000" officeooo:rsid="004ed9cd" officeooo:paragraph-rsid="004ed9cd" fo:background-color="transparent"/>
    </style:style>
    <style:style style:name="P33" style:family="paragraph" style:parent-style-name="Standard">
      <style:paragraph-properties style:writing-mode="lr-tb"/>
      <style:text-properties fo:color="#000000" officeooo:rsid="005b34b5" officeooo:paragraph-rsid="005b34b5" fo:background-color="transparent"/>
    </style:style>
    <style:style style:name="P34" style:family="paragraph" style:parent-style-name="Standard">
      <style:paragraph-properties style:writing-mode="lr-tb"/>
      <style:text-properties fo:color="#000000" style:font-name="Liberation Sans" fo:font-size="10pt" fo:font-weight="bold" officeooo:paragraph-rsid="0042cdad" fo:background-color="#ffff00" style:font-size-asian="10pt" style:font-weight-asian="bold" style:font-size-complex="10pt" style:font-weight-complex="bold"/>
    </style:style>
    <style:style style:name="P35" style:family="paragraph" style:parent-style-name="Standard">
      <style:paragraph-properties style:writing-mode="lr-tb"/>
      <style:text-properties fo:color="#000000" style:font-name="Liberation Sans" fo:font-size="10pt" fo:font-weight="bold" officeooo:rsid="003907b7" fo:background-color="#ffff00" style:font-size-asian="10pt" style:font-weight-asian="bold" style:font-size-complex="10pt" style:font-weight-complex="bold"/>
    </style:style>
    <style:style style:name="P36" style:family="paragraph" style:parent-style-name="Standard">
      <style:paragraph-properties style:writing-mode="lr-tb"/>
      <style:text-properties fo:color="#000000" style:font-name="Liberation Sans" fo:font-size="10pt" fo:font-weight="bold" fo:background-color="transparent" style:font-size-asian="10pt" style:font-weight-asian="bold" style:font-size-complex="10pt" style:font-weight-complex="bold"/>
    </style:style>
    <style:style style:name="P37" style:family="paragraph" style:parent-style-name="Standard">
      <style:paragraph-properties style:writing-mode="lr-tb"/>
      <style:text-properties fo:color="#999999" style:font-name="Liberation Sans" fo:font-size="10pt" fo:font-weight="normal" officeooo:rsid="003907b7" officeooo:paragraph-rsid="004744aa" fo:background-color="transparent" style:font-size-asian="10pt" style:font-weight-asian="normal" style:font-size-complex="10pt" style:font-weight-complex="normal"/>
    </style:style>
    <style:style style:name="P38" style:family="paragraph" style:parent-style-name="Standard">
      <style:paragraph-properties style:writing-mode="lr-tb"/>
      <style:text-properties fo:color="#999999" style:font-name="monospace" fo:font-weight="normal" officeooo:rsid="001b2acd" fo:background-color="transparent" style:font-weight-asian="normal" style:font-weight-complex="normal"/>
    </style:style>
    <style:style style:name="P39" style:family="paragraph" style:parent-style-name="Standard">
      <style:paragraph-properties style:writing-mode="lr-tb"/>
      <style:text-properties fo:color="#999999" style:font-name="monospace" fo:font-weight="bold" officeooo:rsid="001b2acd" fo:background-color="transparent" style:font-weight-asian="bold" style:font-weight-complex="bold"/>
    </style:style>
    <style:style style:name="P40" style:family="paragraph" style:parent-style-name="Standard">
      <style:paragraph-properties style:writing-mode="lr-tb"/>
      <style:text-properties fo:color="#999999" style:font-name="monospace" fo:font-size="10pt" fo:font-weight="bold" officeooo:rsid="001b2acd" fo:background-color="transparent" style:font-size-asian="10pt" style:font-weight-asian="bold" style:font-size-complex="10pt" style:font-weight-complex="bold"/>
    </style:style>
    <style:style style:name="P41" style:family="paragraph" style:parent-style-name="Standard">
      <style:paragraph-properties style:writing-mode="lr-tb"/>
      <style:text-properties fo:font-weight="bold" style:font-weight-asian="bold" style:font-weight-complex="bold"/>
    </style:style>
    <style:style style:name="P42" style:family="paragraph" style:parent-style-name="Standard">
      <style:paragraph-properties style:writing-mode="lr-tb"/>
      <style:text-properties fo:font-weight="bold" officeooo:paragraph-rsid="00575874" style:font-weight-asian="bold" style:font-weight-complex="bold"/>
    </style:style>
    <style:style style:name="P43" style:family="paragraph" style:parent-style-name="Standard">
      <style:paragraph-properties style:writing-mode="lr-tb"/>
      <style:text-properties fo:font-weight="bold" fo:background-color="transparent" style:font-weight-asian="bold" style:font-weight-complex="bold"/>
    </style:style>
    <style:style style:name="P44" style:family="paragraph" style:parent-style-name="Standard">
      <style:paragraph-properties style:writing-mode="lr-tb"/>
      <style:text-properties fo:font-weight="bold" officeooo:paragraph-rsid="00408005" fo:background-color="#ffbf00" style:font-weight-asian="bold" style:font-weight-complex="bold"/>
    </style:style>
    <style:style style:name="P45" style:family="paragraph" style:parent-style-name="Standard">
      <style:paragraph-properties style:writing-mode="lr-tb"/>
      <style:text-properties fo:font-variant="normal" fo:text-transform="none" fo:color="#000000" style:font-name="monospace" fo:font-size="8pt" fo:letter-spacing="normal" fo:font-style="normal" fo:font-weight="normal" officeooo:rsid="001b2acd" fo:background-color="transparent" style:font-size-asian="8pt" style:font-weight-asian="normal" style:font-size-complex="8pt" style:font-weight-complex="normal"/>
    </style:style>
    <style:style style:name="P46" style:family="paragraph" style:parent-style-name="Standard">
      <style:paragraph-properties style:writing-mode="lr-tb"/>
      <style:text-properties fo:font-variant="normal" fo:text-transform="none" fo:color="#000000" style:text-line-through-style="none" style:text-line-through-type="none" style:font-name="Liberation Sans" fo:font-size="10pt" fo:letter-spacing="normal" fo:font-style="normal" style:text-underline-style="none" fo:font-weight="bold" officeooo:rsid="003907b7" officeooo:paragraph-rsid="0048b87e" style:text-blinking="false" fo:background-color="transparent" style:font-size-asian="10pt" style:font-weight-asian="bold" style:font-size-complex="10pt" style:font-weight-complex="bold" loext:padding="0cm" loext:border="none"/>
    </style:style>
    <style:style style:name="P47" style:family="paragraph" style:parent-style-name="Standard">
      <style:paragraph-properties style:writing-mode="lr-tb"/>
      <style:text-properties fo:font-variant="normal" fo:text-transform="none" fo:color="#1f2328" style:font-name="apple-system" fo:font-size="10.5pt" fo:letter-spacing="normal" fo:font-style="normal" fo:font-weight="bold" fo:background-color="#ffff00" style:font-weight-asian="bold" style:font-weight-complex="bold"/>
    </style:style>
    <style:style style:name="P48" style:family="paragraph" style:parent-style-name="Standard">
      <style:paragraph-properties style:writing-mode="lr-tb"/>
      <style:text-properties officeooo:paragraph-rsid="0048b87e"/>
    </style:style>
    <style:style style:name="P49" style:family="paragraph" style:parent-style-name="Standard">
      <style:paragraph-properties style:writing-mode="lr-tb"/>
      <style:text-properties officeooo:paragraph-rsid="00575874"/>
    </style:style>
    <style:style style:name="P50" style:family="paragraph" style:parent-style-name="Standard">
      <style:paragraph-properties style:writing-mode="lr-tb"/>
      <style:text-properties officeooo:paragraph-rsid="00358605"/>
    </style:style>
    <style:style style:name="P51" style:family="paragraph" style:parent-style-name="Standard">
      <style:paragraph-properties style:writing-mode="lr-tb"/>
      <style:text-properties officeooo:rsid="006289b8" officeooo:paragraph-rsid="006289b8"/>
    </style:style>
    <style:style style:name="P52" style:family="paragraph" style:parent-style-name="Standard">
      <style:paragraph-properties style:writing-mode="lr-tb"/>
      <style:text-properties officeooo:paragraph-rsid="006959ab"/>
    </style:style>
    <style:style style:name="P53" style:family="paragraph" style:parent-style-name="Text_20_body">
      <style:paragraph-properties style:writing-mode="lr-tb"/>
      <style:text-properties fo:color="#000000" style:font-name="monospace" fo:font-weight="bold" officeooo:rsid="00575874" officeooo:paragraph-rsid="00575874" fo:background-color="transparent" style:font-weight-asian="bold" style:font-weight-complex="bold"/>
    </style:style>
    <style:style style:name="P54" style:family="paragraph" style:parent-style-name="Text_20_body">
      <style:paragraph-properties style:writing-mode="lr-tb"/>
      <style:text-properties fo:font-variant="normal" fo:text-transform="none" fo:color="#999999" style:font-name="Oxygen" fo:font-size="10pt" fo:letter-spacing="normal" fo:font-style="normal" fo:font-weight="normal" officeooo:rsid="005094f5" officeooo:paragraph-rsid="005094f5" fo:background-color="transparent" style:font-size-asian="10pt" style:font-weight-asian="normal" style:font-size-complex="10pt" style:font-weight-complex="normal"/>
    </style:style>
    <style:style style:name="P55" style:family="paragraph" style:parent-style-name="Text_20_body">
      <style:paragraph-properties fo:margin-left="0cm" fo:margin-right="0cm" fo:margin-top="0cm" fo:margin-bottom="0.397cm" loext:contextual-spacing="false" fo:line-height="170%" fo:orphans="2" fo:widows="2" fo:text-indent="0cm" style:auto-text-indent="false"/>
    </style:style>
    <style:style style:name="P56" style:family="paragraph" style:parent-style-name="Standard">
      <style:paragraph-properties style:writing-mode="lr-tb"/>
      <style:text-properties officeooo:paragraph-rsid="006959ab"/>
    </style:style>
    <style:style style:name="P57" style:family="paragraph" style:parent-style-name="Standard">
      <style:paragraph-properties style:writing-mode="lr-tb"/>
      <style:text-properties officeooo:paragraph-rsid="006289b8"/>
    </style:style>
    <style:style style:name="T1" style:family="text">
      <style:text-properties style:font-name="monospace"/>
    </style:style>
    <style:style style:name="T2" style:family="text">
      <style:text-properties style:font-name="monospace" officeooo:rsid="00183e6a"/>
    </style:style>
    <style:style style:name="T3" style:family="text">
      <style:text-properties style:font-name="monospace" officeooo:rsid="001b2acd"/>
    </style:style>
    <style:style style:name="T4" style:family="text">
      <style:text-properties style:font-name="monospace" officeooo:rsid="00272813"/>
    </style:style>
    <style:style style:name="T5" style:family="text">
      <style:text-properties style:font-name="monospace" officeooo:rsid="002b3583"/>
    </style:style>
    <style:style style:name="T6" style:family="text">
      <style:text-properties style:font-name="monospace" officeooo:rsid="0042cdad"/>
    </style:style>
    <style:style style:name="T7" style:family="text">
      <style:text-properties style:font-name="monospace" officeooo:rsid="004b1bca"/>
    </style:style>
    <style:style style:name="T8" style:family="text">
      <style:text-properties style:font-name="monospace" officeooo:rsid="004c5d9a"/>
    </style:style>
    <style:style style:name="T9" style:family="text">
      <style:text-properties style:font-name="monospace" fo:font-style="italic" style:font-style-asian="italic" style:font-style-complex="italic"/>
    </style:style>
    <style:style style:name="T10" style:family="text">
      <style:text-properties style:font-name="monospace" fo:font-style="italic" officeooo:rsid="006289b8" style:font-style-asian="italic" style:font-style-complex="italic"/>
    </style:style>
    <style:style style:name="T11" style:family="text">
      <style:text-properties style:font-name="monospace" fo:font-style="normal" officeooo:rsid="00632f1e" style:font-style-asian="normal" style:font-style-complex="normal"/>
    </style:style>
    <style:style style:name="T12" style:family="text">
      <style:text-properties fo:color="#999999" style:font-name="monospace" officeooo:rsid="002faf35" fo:background-color="transparent" loext:char-shading-value="0"/>
    </style:style>
    <style:style style:name="T13" style:family="text">
      <style:text-properties fo:color="#999999" style:font-name="monospace" fo:font-style="normal" officeooo:rsid="00667b71" style:font-style-asian="normal" style:font-style-complex="normal"/>
    </style:style>
    <style:style style:name="T14" style:family="text">
      <style:text-properties fo:color="#999999" style:font-name="monospace" fo:font-style="normal" officeooo:rsid="006ac294" style:font-style-asian="normal" style:font-style-complex="normal"/>
    </style:style>
    <style:style style:name="T15" style:family="text">
      <style:text-properties fo:color="#999999" style:font-name="Liberation Sans" fo:font-size="10pt" fo:font-weight="normal" officeooo:rsid="003907b7" fo:background-color="transparent" loext:char-shading-value="0" style:font-size-asian="10pt" style:font-weight-asian="normal" style:font-size-complex="10pt" style:font-weight-complex="normal"/>
    </style:style>
    <style:style style:name="T16" style:family="text">
      <style:text-properties fo:color="#000000" style:font-name="monospace" officeooo:rsid="001b2acd"/>
    </style:style>
    <style:style style:name="T17" style:family="text">
      <style:text-properties fo:color="#000000" style:font-name="monospace" fo:background-color="transparent" loext:char-shading-value="0"/>
    </style:style>
    <style:style style:name="T18" style:family="text">
      <style:text-properties fo:color="#000000" style:font-name="monospace" officeooo:rsid="001b2acd" fo:background-color="transparent" loext:char-shading-value="0"/>
    </style:style>
    <style:style style:name="T19" style:family="text">
      <style:text-properties fo:color="#000000" style:font-name="monospace" officeooo:rsid="002b44f2" fo:background-color="transparent" loext:char-shading-value="0"/>
    </style:style>
    <style:style style:name="T20" style:family="text">
      <style:text-properties fo:color="#000000" style:font-name="monospace" officeooo:rsid="002c8c80" fo:background-color="transparent" loext:char-shading-value="0"/>
    </style:style>
    <style:style style:name="T21" style:family="text">
      <style:text-properties fo:color="#000000" style:font-name="monospace" officeooo:rsid="002faf35" fo:background-color="transparent" loext:char-shading-value="0"/>
    </style:style>
    <style:style style:name="T22" style:family="text">
      <style:text-properties fo:color="#000000" style:font-name="monospace" officeooo:rsid="00358605" fo:background-color="transparent" loext:char-shading-value="0"/>
    </style:style>
    <style:style style:name="T23" style:family="text">
      <style:text-properties fo:color="#000000" style:font-name="monospace" officeooo:rsid="003a5de3" fo:background-color="transparent" loext:char-shading-value="0"/>
    </style:style>
    <style:style style:name="T24" style:family="text">
      <style:text-properties fo:color="#000000" style:font-name="monospace" officeooo:rsid="00575874" fo:background-color="transparent" loext:char-shading-value="0"/>
    </style:style>
    <style:style style:name="T25" style:family="text">
      <style:text-properties fo:color="#000000" style:font-name="monospace" officeooo:rsid="002b44f2"/>
    </style:style>
    <style:style style:name="T26" style:family="text">
      <style:text-properties fo:color="#000000" style:font-name="monospace" fo:font-weight="bold" officeooo:rsid="001b2acd" fo:background-color="transparent" loext:char-shading-value="0" style:font-weight-asian="bold" style:font-weight-complex="bold"/>
    </style:style>
    <style:style style:name="T27" style:family="text">
      <style:text-properties fo:color="#000000" style:font-name="monospace" fo:font-weight="bold" officeooo:rsid="002c8c80" fo:background-color="transparent" loext:char-shading-value="0" style:font-weight-asian="bold" style:font-weight-complex="bold"/>
    </style:style>
    <style:style style:name="T28" style:family="text">
      <style:text-properties fo:color="#000000" style:font-name="monospace" fo:font-weight="bold" officeooo:rsid="00575874" fo:background-color="transparent" loext:char-shading-value="0" style:font-weight-asian="bold" style:font-weight-complex="bold"/>
    </style:style>
    <style:style style:name="T29" style:family="text">
      <style:text-properties fo:color="#000000" style:font-name="monospace" fo:font-weight="bold" officeooo:rsid="00358605" fo:background-color="transparent" loext:char-shading-value="0" style:font-weight-asian="bold" style:font-weight-complex="bold"/>
    </style:style>
    <style:style style:name="T30" style:family="text">
      <style:text-properties fo:color="#000000" style:font-name="monospace" fo:font-weight="bold" officeooo:rsid="005b57c1" fo:background-color="transparent" loext:char-shading-value="0" style:font-weight-asian="bold" style:font-weight-complex="bold"/>
    </style:style>
    <style:style style:name="T31" style:family="text">
      <style:text-properties fo:color="#000000" style:font-name="monospace" fo:font-weight="bold" officeooo:rsid="00358605" fo:background-color="#81d41a" loext:char-shading-value="0" style:font-weight-asian="bold" style:font-weight-complex="bold"/>
    </style:style>
    <style:style style:name="T32" style:family="text">
      <style:text-properties fo:color="#000000" style:font-name="monospace" fo:font-size="12pt" fo:font-weight="bold" fo:background-color="#ffff00" loext:char-shading-value="0" style:font-size-asian="12pt" style:font-weight-asian="bold" style:font-size-complex="12pt" style:font-weight-complex="bold"/>
    </style:style>
    <style:style style:name="T33" style:family="text">
      <style:text-properties fo:color="#000000" style:font-name="monospace" officeooo:rsid="003ea5f7"/>
    </style:style>
    <style:style style:name="T34" style:family="text">
      <style:text-properties fo:color="#000000" style:font-name="monospace" officeooo:rsid="003907b7"/>
    </style:style>
    <style:style style:name="T35" style:family="text">
      <style:text-properties fo:font-variant="normal" fo:text-transform="none" fo:color="#333333" style:font-name="Menlo" fo:font-size="9.75pt" fo:letter-spacing="normal" fo:font-style="normal" fo:background-color="transparent" loext:char-shading-value="0" style:font-size-asian="10pt" style:font-size-complex="10pt" loext:padding="0cm" loext:border="none"/>
    </style:style>
    <style:style style:name="T36" style:family="text">
      <style:text-properties fo:font-variant="normal" fo:text-transform="none" fo:color="#333333" style:font-name="Menlo" fo:font-size="9.75pt" fo:letter-spacing="normal" fo:font-style="normal" officeooo:rsid="001b2acd" loext:padding="0cm" loext:border="none"/>
    </style:style>
    <style:style style:name="T37" style:family="text">
      <style:text-properties fo:font-variant="normal" fo:text-transform="none" fo:color="#333333" style:font-name="Menlo" fo:font-size="9.75pt" fo:letter-spacing="normal" fo:font-style="normal" officeooo:rsid="004c90f3" loext:padding="0cm" loext:border="none"/>
    </style:style>
    <style:style style:name="T38" style:family="text">
      <style:text-properties fo:font-variant="normal" fo:text-transform="none" fo:color="#333333" style:font-name="Menlo" fo:font-size="10pt" fo:letter-spacing="normal" fo:font-style="normal" style:font-size-asian="10pt" style:font-size-complex="10pt" loext:padding="0cm" loext:border="none"/>
    </style:style>
    <style:style style:name="T39" style:family="text">
      <style:text-properties fo:font-variant="normal" fo:text-transform="none" fo:color="#333333" style:font-name="Liberation Sans" fo:font-size="10pt" fo:letter-spacing="normal" fo:font-style="normal" fo:background-color="transparent" loext:char-shading-value="0" style:font-size-asian="10pt" style:font-size-complex="10pt" loext:padding="0cm" loext:border="none"/>
    </style:style>
    <style:style style:name="T40" style:family="text">
      <style:text-properties fo:font-variant="normal" fo:text-transform="none" fo:color="#333333" style:font-name="Liberation Sans" fo:font-size="10pt" fo:letter-spacing="normal" fo:font-style="normal" officeooo:rsid="001b2acd" style:font-size-asian="10pt" style:font-size-complex="10pt" loext:padding="0cm" loext:border="none"/>
    </style:style>
    <style:style style:name="T41" style:family="text">
      <style:text-properties fo:font-variant="normal" fo:text-transform="none" fo:color="#999999" style:text-line-through-style="none" style:text-line-through-type="none" style:font-name="Liberation Sans" fo:font-size="10pt" fo:letter-spacing="normal" fo:font-style="normal" style:text-underline-style="none" fo:font-weight="normal" officeooo:rsid="003907b7" style:text-blinking="false" fo:background-color="transparent" loext:char-shading-value="0" style:font-size-asian="10pt" style:font-weight-asian="normal" style:font-size-complex="10pt" style:font-weight-complex="normal" loext:padding="0cm" loext:border="none"/>
    </style:style>
    <style:style style:name="T42" style:family="text">
      <style:text-properties fo:font-variant="normal" fo:text-transform="none" style:font-name="var ff-mono" fo:font-style="normal" officeooo:rsid="001b2acd" fo:background-color="#ffff00" loext:char-shading-value="0" loext:padding="0cm" loext:border="none"/>
    </style:style>
    <style:style style:name="T43" style:family="text">
      <style:text-properties fo:font-variant="normal" fo:text-transform="none" style:font-name="Menlo" fo:font-size="10pt" fo:letter-spacing="normal" fo:font-style="normal" fo:font-weight="bold" officeooo:rsid="001b2acd" fo:background-color="#ffff00" loext:char-shading-value="0" style:font-size-asian="10pt" style:font-weight-asian="bold" style:font-size-complex="10pt" style:font-weight-complex="bold" loext:padding="0cm" loext:border="none"/>
    </style:style>
    <style:style style:name="T44" style:family="text">
      <style:text-properties fo:font-variant="normal" fo:text-transform="none" fo:color="#3e3e3e" style:font-name="Oxygen" fo:font-size="12.75pt" fo:letter-spacing="normal" fo:font-style="normal" fo:font-weight="normal"/>
    </style:style>
    <style:style style:name="T45" style:family="text">
      <style:text-properties fo:font-variant="normal" fo:text-transform="none" fo:color="#337ab7" style:text-line-through-style="none" style:text-line-through-type="none" style:font-name="Oxygen" fo:font-size="12.75pt" fo:letter-spacing="normal" fo:font-style="normal" style:text-underline-style="none" fo:font-weight="normal" style:text-blinking="false"/>
    </style:style>
    <style:style style:name="T46" style:family="text">
      <style:text-properties fo:font-variant="normal" fo:text-transform="none" fo:color="#337ab7" style:text-line-through-style="none" style:text-line-through-type="none" style:font-name="Oxygen" fo:font-size="12.75pt" fo:letter-spacing="normal" fo:font-style="normal" style:text-underline-style="none" fo:font-weight="normal" style:text-blinking="false" fo:background-color="transparent" loext:char-shading-value="0"/>
    </style:style>
    <style:style style:name="T47" style:family="text">
      <style:text-properties fo:color="#b2b2b2" style:font-name="monospace" fo:font-weight="normal" officeooo:rsid="006959ab" fo:background-color="transparent" loext:char-shading-value="0" style:font-weight-asian="normal" style:font-weight-complex="normal"/>
    </style:style>
    <style:style style:name="T48" style:family="text">
      <style:text-properties fo:color="#b2b2b2" style:font-name="monospace" fo:font-weight="normal" officeooo:rsid="0069c9f1" fo:background-color="transparent" loext:char-shading-value="0"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text:span text:style-name="T2">D</text:span><text:span text:style-name="T1">ocker</text:span></text:p>
      <text:p text:style-name="P51"><text:span text:style-name="T1">- Выкачивается компилятор в </text:span><text:span text:style-name="T9">opt/linaro</text:span></text:p>
      <text:p text:style-name="P57"><text:span text:style-name="T10">- </text:span><text:span text:style-name="T11">U-Boot <text:s/></text:span><text:span text:style-name="T13">собирается внутри контейн</text:span><text:span text:style-name="T14">ера </text:span><text:span text:style-name="T47">в скрипте копируются </text:span><text:span text:style-name="T48">3</text:span><text:span text:style-name="T47"> файла из контейнера в папку to_SDCART</text:span></text:p>
      <text:p text:style-name="P52"><text:span text:style-name="T47"/></text:p>
      <text:p text:style-name="P52"><text:span text:style-name="T47"/></text:p>
      <text:p text:style-name="P52"><text:span text:style-name="T47"/></text:p>
      <text:p text:style-name="P52"><text:span text:style-name="T47"/></text:p>
      <text:p text:style-name="P22"/>
      <text:p text:style-name="P21"/>
      <text:p text:style-name="P21">U-Boot (with MLO)</text:p>
      <text:p text:style-name="P21"/>
      <text:p text:style-name="P10"><text:span text:style-name="T3">git clone </text:span><text:a xlink:type="simple" xlink:href="https://github.com/u-boot/u-boot" text:style-name="Internet_20_link" text:visited-style-name="Visited_20_Internet_20_Link"><text:span text:style-name="T3">https://github.com/u-boot/u-boot</text:span></text:a></text:p>
      <text:p text:style-name="P26"/>
      <text:p text:style-name="P16">$ cd u-boot</text:p>
      <text:p text:style-name="P10"><text:span text:style-name="T3">$ git checkout v2016.03 -b v2016.03 <text:s text:c="3"/></text:span><text:span text:style-name="T4">(Потребовалось вручную по тегу переключать)</text:span></text:p>
      <text:p text:style-name="P16"/>
      <text:p text:style-name="P16">wget -c https://rcn-ee.com/repos/git/u-boot-patches/v2016.03/0001-am335x_evm-uEnv.txt-bootz-n-fixes.patch</text:p>
      <text:p text:style-name="P16">patch -p1 &lt; 0001-am335x_evm-uEnv.txt-bootz-n-fixes.patch</text:p>
      <text:p text:style-name="P21"/>
      <text:p text:style-name="P38">patching file board/ti/am335x/board.c</text:p>
      <text:p text:style-name="P38">patching file board/ti/am335x/board.h</text:p>
      <text:p text:style-name="P38">patching file board/ti/am335x/mux.c</text:p>
      <text:p text:style-name="P38">patching file common/spl/spl.c</text:p>
      <text:p text:style-name="P38">patching file configs/am335x_evm_defconfig</text:p>
      <text:p text:style-name="P38">patching file include/configs/am335x_evm.h</text:p>
      <text:p text:style-name="P38">patching file include/configs/ti_armv7_common.h</text:p>
      <text:p text:style-name="P21"/>
      <text:p text:style-name="P21">Now, we're ready to compile. Let's do it with the following commands:</text:p>
      <text:p text:style-name="P13">$ make ARCH=arm CROSS_COMPILE=arm-linux-gnueabihf- am335x_evm_defconfig</text:p>
      <text:p text:style-name="P38"><text:s text:c="2"/>HOSTCC <text:s/>scripts/basic/fixdep</text:p>
      <text:p text:style-name="P38"><text:s text:c="2"/>HOSTCC <text:s/>scripts/kconfig/conf.o</text:p>
      <text:p text:style-name="P38"><text:s text:c="2"/>SHIPPED scripts/kconfig/zconf.tab.c</text:p>
      <text:p text:style-name="P38"><text:s text:c="2"/>SHIPPED scripts/kconfig/zconf.lex.c</text:p>
      <text:p text:style-name="P38"><text:s text:c="2"/>SHIPPED scripts/kconfig/zconf.hash.c</text:p>
      <text:p text:style-name="P38"><text:s text:c="2"/>HOSTCC <text:s/>scripts/kconfig/zconf.tab.o</text:p>
      <text:p text:style-name="P38"><text:s text:c="2"/>HOSTLD <text:s/>scripts/kconfig/conf</text:p>
      <text:p text:style-name="P38">#</text:p>
      <text:p text:style-name="P38"># configuration written to .config</text:p>
      <text:p text:style-name="P38">#</text:p>
      <text:p text:style-name="P21"/>
      <text:p text:style-name="P13">$ make ARCH=arm CROSS_COMPILE=arm-linux-gnueabihf-</text:p>
      <text:p text:style-name="P38">Now, it's time to install the bootloader into the microSD</text:p>
      <text:p text:style-name="P13">lsblk</text:p>
      <text:p text:style-name="P21"/>
      <text:p text:style-name="P11"><text:span text:style-name="T3">sudo dd if=/dev/zero of=/dev/sd</text:span><text:span text:style-name="T5">b</text:span><text:span text:style-name="T3"> bs=1M count=10</text:span></text:p>
      <text:p text:style-name="P39">This is a very important step!</text:p>
      <text:p text:style-name="P41"><text:span text:style-name="T18">sudo dd if=MLO of=/dev/sd</text:span><text:span text:style-name="T19">b</text:span><text:span text:style-name="T18"> count=1 seek=1 bs=128k</text:span></text:p>
      <text:p text:style-name="P43"><text:span text:style-name="T16">sudo dd if=u-boot.img of=/dev/sd</text:span><text:span text:style-name="T25">b</text:span><text:span text:style-name="T16"> count=2 seek=1 bs=384k</text:span></text:p>
      <text:p text:style-name="P38">Now, we can prepare the needed partition for the root filesystem, which will be installed in the</text:p>
      <text:p text:style-name="P38">upcoming sections</text:p>
      <text:p text:style-name="P41"><text:span text:style-name="T18">echo '1M,,L,*' | sudo sfdisk /dev/sd</text:span><text:span text:style-name="T20">b</text:span></text:p>
      <text:p text:style-name="P41"><text:span text:style-name="T18">sudo mkfs.ext4 -L rootfs /dev/sd</text:span><text:span text:style-name="T20">b</text:span><text:span text:style-name="T18">1</text:span></text:p>
      <text:p text:style-name="P13"/>
      <text:p text:style-name="P13">$ sudo mkdir /media/rootfs</text:p>
      <text:p text:style-name="P5"><text:span text:style-name="T26">$ sudo mount /dev/sd</text:span><text:span text:style-name="T27">b</text:span><text:span text:style-name="T26">1 /media/rootfs/</text:span></text:p>
      <text:p text:style-name="P13">$ sudo mkdir -p /media/rootfs/opt/backup/uboot/</text:p>
      <text:p text:style-name="P13">$ sudo cp MLO /media/rootfs/opt/backup/uboot/</text:p>
      <text:p text:style-name="P13">$ sudo cp u-boot.img /media/rootfs/opt/backup/uboot/</text:p>
      <text:p text:style-name="P13"/>
      <text:p text:style-name="P39">Now, we have just to add U-Boot's environment commands to properly load the kernel. We have to</text:p>
      <text:p text:style-name="P39">put all commands into a file called uEnv.txt in rootfs as follows:</text:p>
      <text:p text:style-name="P13"/>
      <text:p text:style-name="P13">$ sudo mkdir /media/rootfs/boot/</text:p>
      <text:p text:style-name="P5"><text:span text:style-name="T26">$ sudo cp ../uEnv.txt /media/rootfs/boot/ </text:span><text:span text:style-name="T18"><text:s text:c="3"/></text:span><text:span text:style-name="T12">(файл изначально <text:s/>в GNU-Linux-Rapid-Embedded-Programming-master/Chapter01 </text:span><text:span text:style-name="T21">)</text:span></text:p>
      <text:p text:style-name="P13"/>
      <text:p text:style-name="P13"/>
      <text:p text:style-name="P13"/>
      <text:p text:style-name="P13"/>
      <text:p text:style-name="P13"/>
      <text:p text:style-name="P13"/>
      <text:p text:style-name="P9">Now, it's time to compile the kernel.</text:p>
      <text:p text:style-name="P50"><text:span text:style-name="T26">П</text:span><text:span text:style-name="T29">о книге непонятно – </text:span><text:span text:style-name="T30">собрано все с нуля по</text:span><text:span text:style-name="T29"> источник</text:span><text:span text:style-name="T30">у</text:span></text:p>
      <text:p text:style-name="P6"><text:a xlink:type="simple" xlink:href="https://embedjournal.com/kernel-compilation-beaglebone-black/" text:style-name="Internet_20_link" text:visited-style-name="Visited_20_Internet_20_Link"><text:span text:style-name="T31">https://embedjournal.com/kernel-compilation-beaglebone-black/</text:span></text:a></text:p>
      <text:p text:style-name="P23"/>
      <text:p text:style-name="P8"><text:span text:style-name="T22">Т</text:span><text:span text:style-name="T17">а же последовательность </text:span><text:span text:style-name="T23">Источник тот-же Linaro (см выше)</text:span></text:p>
      <text:p text:style-name="P15">Компилятор</text:p>
      <text:p text:style-name="P4"><text:span text:style-name="Source_20_Text"><text:span text:style-name="T39">sudo tar xvf gcc-linaro-arm-linux-gnueabihf-4.8-2014.04_linux.tar.xz -C /opt/</text:span></text:span></text:p>
      <text:p text:style-name="P7"><text:span text:style-name="Source_20_Text"><text:span text:style-name="T39">cd /opt/</text:span></text:span></text:p>
      <text:p text:style-name="P7"><text:span text:style-name="Source_20_Text"><text:span text:style-name="T39">sudo mv gcc-linaro-arm-linux-gnueabihf-4.8-2014.04_linux/ gcc-arm-linux</text:span></text:span></text:p>
      <text:p text:style-name="P7"><text:span text:style-name="Source_20_Text"><text:span text:style-name="T39">export PATH=$PATH:/opt/gcc-arm-linux/bin</text:span></text:span></text:p>
      <text:p text:style-name="P7"><text:span text:style-name="Source_20_Text"><text:span text:style-name="T35"/></text:span></text:p>
      <text:p text:style-name="P20">U-boot</text:p>
      <text:p text:style-name="P1"><text:span text:style-name="Source_20_Text"><text:span text:style-name="T40">git clone git://git.denx.de/u-boot.git u-boot/</text:span></text:span></text:p>
      <text:p text:style-name="P36">cd u-boot</text:p>
      <text:p text:style-name="P34"><text:span text:style-name="T3">$ git checkout v2016.03 -b v2016.03 <text:s/></text:span><text:span text:style-name="T6">(в мастере этого конфига уже нет поэтому возвращаемся на старую ветку)</text:span></text:p>
      <text:p text:style-name="P36">make ARCH=arm CROSS_COMPILE=arm-linux-gnueabihf- am335x_boneblack_defconfig</text:p>
      <text:p text:style-name="P1"><text:span text:style-name="Source_20_Text"><text:span text:style-name="T40">make ARCH=arm CROSS_COMPILE=arm-linux-gnueabihf-</text:span></text:span></text:p>
      <text:p text:style-name="P13"/>
      <text:p text:style-name="P29">For deploying kernel from sd card, we need to format it and place the files accordingly. For this process, “Gparted” tool is needed. Install Gparted by the following command.</text:p>
      <text:p text:style-name="P29">sudo apt-get install gparted</text:p>
      <text:p text:style-name="P29">Insert your sd card by means of card reader and open Gparted. Select your sd card from the top right corner. it will be something like this, “/dev/sdb”</text:p>
      <text:p text:style-name="P29">Note: Always use sd card of size greater than 2 GB. Although, 500 MB is more than enough for our task, having large free space will come handy at times.</text:p>
      <text:p text:style-name="P29">Right click on the rectangular area showing your sd card name and select unmount as we need to unmount the existing partitions. Then, delete the existing partitions by again right clicking and selecting “delete”. This will delete all your files in sd card, so make sure you backed up any important files. We need two partitions in order to boot the kernel, one is for storing the bootable images and another one is for storing the minimal RFS(Root File System). Select new option by right clicking the partitions and provide the following details:</text:p>
      <text:p text:style-name="P29">New size: 50MBembed journal</text:p>
      <text:p text:style-name="P29">File System: FAT32</text:p>
      <text:p text:style-name="P29">Label: BOOT</text:p>
      <text:p text:style-name="P29">Click Add button. Then, create another partition for storing RFS by entering the options below</text:p>
      <text:p text:style-name="P29">New Size: 1000MB</text:p>
      <text:p text:style-name="P29">File System: EXT3</text:p>
      <text:p text:style-name="P29">Label: RFS</text:p>
      <text:p text:style-name="P29">Finally, click the green tick mark at the menu bar. The partition will be created and you can see two partitions created as BOOT and RFS.</text:p>
      <text:p text:style-name="P13"/>
      <text:p text:style-name="P44"><text:span text:style-name="T33">K</text:span><text:span text:style-name="T34">ernel </text:span></text:p>
      <text:p text:style-name="P35">git clone https://github.com/beagleboard/linux.git</text:p>
      <text:p text:style-name="P13"/>
      <text:p text:style-name="P37">git checkout -b beaglebone-3.2</text:p>
      <text:p text:style-name="P48"><text:span text:style-name="T15">git checkout -b </text:span><text:a xlink:type="simple" xlink:href="https://github.com/beagleboard/linux/tree/beaglev-v5.10.113-1.1.2" text:style-name="Internet_20_link" text:visited-style-name="Visited_20_Internet_20_Link"><text:span text:style-name="T41">beaglev-v5.10.113-1.1.2</text:span></text:a></text:p>
      <text:p text:style-name="P46">git checkout -b beaglev-v5.10.113-1.1.2-ubuntu</text:p>
      <text:p text:style-name="P14"/>
      <text:p text:style-name="P45">Before compiling the kernel we need to configure it. It will be hard for the newbies. Once again, thanks to the kernel developers for providing all configurations in a single file. Go to the kernel directory and issue the following command.</text:p>
      <text:p text:style-name="P45"/>
      <text:p text:style-name="P47"><text:span text:style-name="T7">sudo </text:span><text:span text:style-name="T3">apt-get install gcc-arm-linux-gnueabihf <text:s/></text:span><text:span text:style-name="T8">иначе на находился компилятор</text:span></text:p>
      <text:p text:style-name="P1"><text:span text:style-name="Source_20_Text"><text:span text:style-name="T36">sudo make ARCH=arm CROSS_COMPILE=arm-linux-gnueabihf- bb.org_defconfig <text:s text:c="4"/></text:span></text:span><text:span text:style-name="Source_20_Text"><text:span text:style-name="T37">такого файла нет</text:span></text:span></text:p>
      <text:p text:style-name="P1"><text:span text:style-name="Source_20_Text"><text:span text:style-name="T42">make ARCH=arm CROSS_COMPILE=arm-linux-gnueabihf- omap2plus_defconfig</text:span></text:span></text:p>
      <text:p text:style-name="P38">#</text:p>
      <text:p text:style-name="P38"># configuration written to .config</text:p>
      <text:p text:style-name="P38">#</text:p>
      <text:p text:style-name="P3"><text:span text:style-name="Source_20_Text"><text:span text:style-name="T43">sudo make ARCH=arm CROSS_COMPILE=arm-linux-gnueabihf- uImage dtbs LOADADDR=0x80008000 -j4</text:span></text:span></text:p>
      <text:p text:style-name="P32"><text:span text:style-name="T3">н</text:span><text:span text:style-name="T1">е до конца - ошибки</text:span></text:p>
      <text:p text:style-name="P16">sudo apt-get install u-boot-tools </text:p>
      <text:p text:style-name="P40"><text:s text:c="2"/>CALL <text:s text:c="3"/>scripts/checksyscalls.sh</text:p>
      <text:p text:style-name="P40"><text:s text:c="2"/>Kernel: arch/arm/boot/Image is ready</text:p>
      <text:p text:style-name="P40"><text:s text:c="2"/>Kernel: arch/arm/boot/zImage is ready</text:p>
      <text:p text:style-name="P40"><text:s text:c="2"/>UIMAGE <text:s/>arch/arm/boot/uImage</text:p>
      <text:p text:style-name="P40">Image Name: <text:s text:c="2"/>Linux-6.8.0-rc7</text:p>
      <text:p text:style-name="P40">Created: <text:s text:c="5"/>Fri Mar 15 13:05:49 2024</text:p>
      <text:p text:style-name="P40">Image Type: <text:s text:c="2"/>ARM Linux Kernel Image (uncompressed)</text:p>
      <text:p text:style-name="P40">Data Size: <text:s text:c="3"/>5221248 Bytes = 5098.88 KiB = 4.98 MiB</text:p>
      <text:p text:style-name="P40">Load Address: 80008000</text:p>
      <text:p text:style-name="P40">Entry Point: <text:s/>80008000</text:p>
      <text:p text:style-name="P40"><text:s text:c="2"/>Kernel: arch/arm/boot/uImage is ready</text:p>
      <text:p text:style-name="P30"/>
      <text:p text:style-name="P45">After compiling you can find the image files in “arch/arm/boot/” directory. Copy “uImage” file from this directory and also “am335x-boneblack.dtb” file from “arch/arm/boot/dts/” directory to the BOOT partition.</text:p>
      <text:p text:style-name="P30"/>
      <text:p text:style-name="P24">dtb файлы: </text:p>
      <text:p text:style-name="P24">linux/arch/arm/boot/dts/ti/omap</text:p>
      <text:p text:style-name="P27">am335x-boneblack.dtb</text:p>
      <text:p text:style-name="P25"/>
      <text:p text:style-name="P54"><text:span text:style-name="T1">Then, create a file named as </text:span><text:span text:style-name="T32">“uEnv.txt”</text:span><text:span text:style-name="T1"> in BOOT partition and copy the following code to it.</text:span></text:p>
      <text:p text:style-name="P28">console=ttyS0,115200n8</text:p>
      <text:p text:style-name="P28">netargs=setenv bootargs console=ttyO0,115200n8 root=/dev/mmcblk0p2 ro rootfstype=ext4 rootwait debug earlyprintk mem=512M</text:p>
      <text:p text:style-name="P28">netboot=echo Booting from microSD ...; setenv autoload no ; load mmc 0:1 ${loadaddr} uImage ; load mmc 0:1 ${fdtaddr} am335x-boneblack.dtb ; run netargs ; bootm ${loadaddr} - ${fdtaddr}</text:p>
      <text:p text:style-name="P28">uenvcmd=run netboot</text:p>
      <text:p text:style-name="P17"/>
      <text:p text:style-name="P19">ROOTFS</text:p>
      <text:p text:style-name="P53"><text:span text:style-name="T44">You can download RFS <text:s text:c="2"/></text:span><text:a xlink:type="simple" xlink:href="https://www.dropbox.com/s/k93doprl261hwn2/rootfs.tar.xz?dl=0" office:target-frame-name="_blank" xlink:show="new" text:style-name="Internet_20_link" text:visited-style-name="Visited_20_Internet_20_Link"><text:span text:style-name="T45">here</text:span></text:a><text:span text:style-name="T44">.</text:span></text:p>
      <text:p text:style-name="P55"><text:span text:style-name="T44">Instead of downloading RFS, we can create our own <text:s/></text:span><text:a xlink:type="simple" xlink:href="https://embedjournal.com/custom-rfs-beaglebone-black/" text:style-name="Internet_20_link" text:visited-style-name="Visited_20_Internet_20_Link"><text:span text:style-name="T46">custom RFS using BusyBox</text:span></text:a><text:span text:style-name="T44">, which is an elaborate process and hence merits the need for a separate post. For the sake of simplicity, we can download and uncompress the RFS.</text:span></text:p>
      <text:p text:style-name="P42"><text:span text:style-name="T18">sudo mkdir /media/</text:span><text:span text:style-name="T24">RFS</text:span></text:p>
      <text:p text:style-name="P49"><text:span text:style-name="T26">sudo mount /dev/sd</text:span><text:span text:style-name="T28">c2</text:span><text:span text:style-name="T26"> /media/</text:span><text:span text:style-name="T28">RFS</text:span><text:span text:style-name="T26">/</text:span></text:p>
      <text:p text:style-name="P12"/>
      <text:p text:style-name="P12">sudo tar -xvf rootfs.tar.xz -C /media/RFS/</text:p>
      <text:p text:style-name="P12">cd /media/RFS/rootfs/</text:p>
      <text:p text:style-name="P12">sudo mv ./* ../</text:p>
      <text:p text:style-name="P12">cd ../</text:p>
      <text:p text:style-name="P12">sudo rmdir rootfs</text:p>
      <text:p text:style-name="P17"/>
      <text:p text:style-name="P2"><text:span text:style-name="Source_20_Text"><text:span text:style-name="T38">sudo make ARCH=arm CROSS_COMPILE=arm-linux-gnueabihf- -j4 modules</text:span></text:span></text:p>
      <text:p text:style-name="P2"><text:span text:style-name="Source_20_Text"><text:span text:style-name="T38">sudo make ARCH=arm CROSS_COMPILE=arm-linux-gnueabihf- INSTALL_MOD_PATH=/media/RFS/ modules_install</text:span></text:span></text:p>
      <text:p text:style-name="P17"/>
      <text:p text:style-name="P18">sudo umount /media/RFS</text:p>
      <text:p text:style-name="P33"><text:span text:style-name="T3">l</text:span><text:span text:style-name="T1">ogin root <text:s text:c="2"/>без пароля</text:span></text:p>
      <text:p text:style-name="P31"/>
      <text:p text:style-name="P31"/>
      <text:p text:style-name="P31"/>
      <text:p text:style-name="P3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enlo" svg:font-family="Menlo, Monaco, Consolas, 'Courier New', monospace"/>
    <style:font-face style:name="Oxygen" svg:font-family="Oxygen, sans-serif"/>
    <style:font-face style:name="apple-system" svg:font-family="apple-system, BlinkMacSystemFont, 'Segoe UI', 'Noto Sans', Helvetica, Arial, sans-serif, 'Apple Color Emoji', 'Segoe UI Emoji'"/>
    <style:font-face style:name="monospace" svg:font-family="monospace"/>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3-14T13:09:39.087772925</meta:creation-date>
    <meta:generator>LibreOffice/6.4.7.2$Linux_X86_64 LibreOffice_project/40$Build-2</meta:generator>
    <dc:date>2024-03-16T08:44:09.844737145</dc:date>
    <meta:editing-duration>PT7H37M45S</meta:editing-duration>
    <meta:editing-cycles>74</meta:editing-cycles>
    <meta:document-statistic meta:table-count="0" meta:image-count="0" meta:object-count="0" meta:page-count="1" meta:paragraph-count="125" meta:word-count="885" meta:character-count="6773" meta:non-whitespace-character-count="5945"/>
  </office:meta>
</office:document-meta>
</file>